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ceptos</text:p>
      <text:p text:style-name="Standard">
<text:a xmlns:text="text" xmlns:xlink="xlink" xlink:type="simple" xlink:href="../../Servicio%20de%20directorio.mm">../Servicio%20de%20directorio.mm</text:a>
</text:p>
      <text:h text:style-name="Heading_20_1" text:outline-level="1">definición</text:h>
      <text:h text:style-name="Heading_20_2" text:outline-level="2">acrónimo</text:h>
      <text:h text:style-name="Heading_20_3" text:outline-level="3">L</text:h>
      <text:h text:style-name="Heading_20_4" text:outline-level="4">Lightweight</text:h>
      <text:h text:style-name="Heading_20_5" text:outline-level="5">ligero</text:h>
      <text:h text:style-name="Heading_20_6" text:outline-level="6">minimiza los recursos</text:h>
      <text:h text:style-name="Heading_20_7" text:outline-level="7">CON RESPECTO A X.500</text:h>
      <text:h text:style-name="Heading_20_8" text:outline-level="8">USA MENOR NÚMERO DE CABECERAS</text:h>
      <text:h text:style-name="Heading_20_8" text:outline-level="8">OMITE OPERACIONES DE ESCASO USO</text:h>
      <text:h text:style-name="Heading_20_9" text:outline-level="9">TIENE 9 OPERACIONES BÁSICAS</text:h>
      <text:h text:style-name="Heading_20_6" text:outline-level="6">utiliza TCP/IP</text:h>
      <text:list text:style-name="L1">
        <text:list-item>
          <text:p text:style-name="Standard">en detrimento del modelo OSI</text:p>
        </text:list-item>
      </text:list>
      <text:list text:style-name="L1">
        <text:list-item/>
      </text:list>
      <text:h text:style-name="Heading_20_3" text:outline-level="3">D</text:h>
      <text:h text:style-name="Heading_20_4" text:outline-level="4">Directory</text:h>
      <text:h text:style-name="Heading_20_5" text:outline-level="5">directorio</text:h>
      <text:h text:style-name="Heading_20_6" text:outline-level="6">colección de información descriptiva basada en atributos</text:h>
      <text:h text:style-name="Heading_20_6" text:outline-level="6">organizado de forma lógica y jerárquica</text:h>
      <text:h text:style-name="Heading_20_6" text:outline-level="6">servicio global</text:h>
      <text:h text:style-name="Heading_20_7" text:outline-level="7">replicado</text:h>
      <text:h text:style-name="Heading_20_7" text:outline-level="7">distribuido</text:h>
      <text:h text:style-name="Heading_20_6" text:outline-level="6">orientado</text:h>
      <text:h text:style-name="Heading_20_7" text:outline-level="7">lecturas</text:h>
      <text:h text:style-name="Heading_20_7" text:outline-level="7">búsquedas</text:h>
      <text:h text:style-name="Heading_20_3" text:outline-level="3">AP</text:h>
      <text:h text:style-name="Heading_20_4" text:outline-level="4">Access Protocol</text:h>
      <text:h text:style-name="Heading_20_5" text:outline-level="5">protocolo de acceso</text:h>
      <text:h text:style-name="Heading_20_6" text:outline-level="6">LDAP es un protocolo</text:h>
      <text:h text:style-name="Heading_20_6" text:outline-level="6">nivel de aplicación</text:h>
      <text:h text:style-name="Heading_20_7" text:outline-level="7">7º nivel modelo OSI</text:h>
      <text:h text:style-name="Heading_20_8" text:outline-level="8">servicio de red a aplicaciones</text:h>
      <text:h text:style-name="Heading_20_9" text:outline-level="9">acceso a servicios de las demás capas OSI</text:h>
      <text:h text:style-name="Heading_20_9" text:outline-level="9">define los protocolos que utilizan las aplicaciones para el intercambio de información</text:h>
      <text:h text:style-name="Heading_20_8" text:outline-level="8">ejemplo de protocolos que aparecen en esta capa</text:h>
      <text:h text:style-name="Heading_20_9" text:outline-level="9">FTP</text:h>
      <text:list text:style-name="L1">
        <text:list-item>
          <text:p text:style-name="Standard">protocolo para transferencia de archivos</text:p>
        </text:list-item>
      </text:list>
      <text:h text:style-name="Heading_20_9" text:outline-level="9">DNS</text:h>
      <text:list text:style-name="L1">
        <text:list-item>
          <text:p text:style-name="Standard">servicio de nombres de dominio</text:p>
        </text:list-item>
      </text:list>
      <text:h text:style-name="Heading_20_9" text:outline-level="9">DHCP</text:h>
      <text:list text:style-name="L1">
        <text:list-item>
          <text:p text:style-name="Standard">protocolo de configuración dinámica de anfitrión</text:p>
        </text:list-item>
      </text:list>
      <text:list text:style-name="L1">
        <text:list-item>
          <text:p text:style-name="Standard">asignación autómatica de direcciones IP</text:p>
        </text:list-item>
      </text:list>
      <text:h text:style-name="Heading_20_9" text:outline-level="9">HTTP</text:h>
      <text:list text:style-name="L1">
        <text:list-item>
          <text:p text:style-name="Standard">acceso a páginas web</text:p>
        </text:list-item>
      </text:list>
      <text:h text:style-name="Heading_20_9" text:outline-level="9">NAT</text:h>
      <text:list text:style-name="L1">
        <text:list-item>
          <text:p text:style-name="Standard">traducción de direcciones de red</text:p>
        </text:list-item>
      </text:list>
      <text:h text:style-name="Heading_20_9" text:outline-level="9">POP</text:h>
      <text:list text:style-name="L1">
        <text:list-item>
          <text:p text:style-name="Standard">buzón de entrada de correo</text:p>
        </text:list-item>
      </text:list>
      <text:h text:style-name="Heading_20_9" text:outline-level="9">SMTP</text:h>
      <text:list text:style-name="L1">
        <text:list-item>
          <text:p text:style-name="Standard">buzón de salida de correo</text:p>
        </text:list-item>
      </text:list>
      <text:h text:style-name="Heading_20_9" text:outline-level="9">SSH</text:h>
      <text:list text:style-name="L1">
        <text:list-item>
          <text:p text:style-name="Standard">secure shell</text:p>
        </text:list-item>
      </text:list>
      <text:h text:style-name="Heading_20_9" text:outline-level="9">TELNET</text:h>
      <text:list text:style-name="L1">
        <text:list-item>
          <text:p text:style-name="Standard">acceso a equipos remotos</text:p>
        </text:list-item>
      </text:list>
      <text:h text:style-name="Heading_20_9" text:outline-level="9">...</text:h>
      <text:h text:style-name="Heading_20_6" text:outline-level="6">mensajes cliente - servidor</text:h>
      <text:h text:style-name="Heading_20_6" text:outline-level="6">asíncrono</text:h>
      <text:h text:style-name="Heading_20_7" text:outline-level="7">PETICIONES RECURRENTES</text:h>
      <text:h text:style-name="Heading_20_7" text:outline-level="7">RESPUESTAS NO TIENEN QUE SER EN MISMO ORDEN</text:h>
      <text:h text:style-name="Heading_20_6" text:outline-level="6">permite ejecutar operaciones</text:h>
      <text:h text:style-name="Heading_20_3" text:outline-level="3">protocolo ligero de acceso a directorios</text:h>
      <text:h text:style-name="Heading_20_2" text:outline-level="2">estándar</text:h>
      <text:h text:style-name="Heading_20_3" text:outline-level="3">RFC 3377</text:h>
      <text:h text:style-name="Heading_20_4" text:outline-level="4">RFC 2251</text:h>
      <text:h text:style-name="Heading_20_5" text:outline-level="5">especificación del protocolo</text:h>
      <text:h text:style-name="Heading_20_4" text:outline-level="4">RFC 2252</text:h>
      <text:h text:style-name="Heading_20_5" text:outline-level="5">sintaxis de atributos</text:h>
      <text:h text:style-name="Heading_20_4" text:outline-level="4">RFC 2253</text:h>
      <text:h text:style-name="Heading_20_5" text:outline-level="5">nombres distinguidos</text:h>
      <text:h text:style-name="Heading_20_4" text:outline-level="4">RFC 2254</text:h>
      <text:h text:style-name="Heading_20_5" text:outline-level="5">filtros de búsqueda</text:h>
      <text:h text:style-name="Heading_20_4" text:outline-level="4">RFC 2255</text:h>
      <text:h text:style-name="Heading_20_5" text:outline-level="5">formato URL</text:h>
      <text:h text:style-name="Heading_20_4" text:outline-level="4">RFC 2256</text:h>
      <text:h text:style-name="Heading_20_5" text:outline-level="5">esquema de usuario</text:h>
      <text:h text:style-name="Heading_20_4" text:outline-level="4">RFC 2829</text:h>
      <text:h text:style-name="Heading_20_5" text:outline-level="5">autenticación</text:h>
      <text:h text:style-name="Heading_20_4" text:outline-level="4">RFC 2830</text:h>
      <text:h text:style-name="Heading_20_5" text:outline-level="5">extensión de seguridad para capa de transporte</text:h>
      <text:h text:style-name="Heading_20_1" text:outline-level="1">componentes</text:h>
      <text:h text:style-name="Heading_20_2" text:outline-level="2">Información</text:h>
      <text:h text:style-name="Heading_20_3" text:outline-level="3">definir</text:h>
      <text:h text:style-name="Heading_20_3" text:outline-level="3">almacenar</text:h>
      <text:h text:style-name="Heading_20_2" text:outline-level="2">Hardware/Software</text:h>
      <text:h text:style-name="Heading_20_2" text:outline-level="2">Aplicaciones clientes</text:h>
      <text:h text:style-name="Heading_20_2" text:outline-level="2">...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